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11101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224" calcext:value-type="float">
            <text:p>90.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101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512" calcext:value-type="float">
            <text:p>90.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101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696" calcext:value-type="float">
            <text:p>89.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10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648" calcext:value-type="float">
            <text:p>89.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101</text:p>
          </table:table-cell>
          <table:table-cell office:value-type="string" calcext:value-type="string">
            <text:p>202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84" calcext:value-type="float">
            <text:p>90.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101</text:p>
          </table:table-cell>
          <table:table-cell office:value-type="string" calcext:value-type="string">
            <text:p>201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552" calcext:value-type="float">
            <text:p>89.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101</text:p>
          </table:table-cell>
          <table:table-cell office:value-type="string" calcext:value-type="string">
            <text:p>2018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216" calcext:value-type="float">
            <text:p>89.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101</text:p>
          </table:table-cell>
          <table:table-cell office:value-type="string" calcext:value-type="string">
            <text:p>2017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264" calcext:value-type="float">
            <text:p>89.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101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101</text:p>
          </table:table-cell>
          <table:table-cell office:value-type="string" calcext:value-type="string">
            <text:p>201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592" calcext:value-type="float">
            <text:p>89.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101</text:p>
          </table:table-cell>
          <table:table-cell office:value-type="string" calcext:value-type="string">
            <text:p>201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688" calcext:value-type="float">
            <text:p>89.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101</text:p>
          </table:table-cell>
          <table:table-cell office:value-type="string" calcext:value-type="string">
            <text:p>201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488" calcext:value-type="float">
            <text:p>88.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101</text:p>
          </table:table-cell>
          <table:table-cell office:value-type="string" calcext:value-type="string">
            <text:p>201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101</text:p>
          </table:table-cell>
          <table:table-cell office:value-type="string" calcext:value-type="string">
            <text:p>201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101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28" calcext:value-type="float">
            <text:p>87.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101</text:p>
          </table:table-cell>
          <table:table-cell office:value-type="string" calcext:value-type="string">
            <text:p>200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664" calcext:value-type="float">
            <text:p>87.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101</text:p>
          </table:table-cell>
          <table:table-cell office:value-type="string" calcext:value-type="string">
            <text:p>200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04" calcext:value-type="float">
            <text:p>87.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101</text:p>
          </table:table-cell>
          <table:table-cell office:value-type="string" calcext:value-type="string">
            <text:p>200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944" calcext:value-type="float">
            <text:p>86.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101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848" calcext:value-type="float">
            <text:p>86.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101</text:p>
          </table:table-cell>
          <table:table-cell office:value-type="string" calcext:value-type="string">
            <text:p>200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896" calcext:value-type="float">
            <text:p>86.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101</text:p>
          </table:table-cell>
          <table:table-cell office:value-type="string" calcext:value-type="string">
            <text:p>200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896" calcext:value-type="float">
            <text:p>86.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101</text:p>
          </table:table-cell>
          <table:table-cell office:value-type="string" calcext:value-type="string">
            <text:p>199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088" calcext:value-type="float">
            <text:p>87.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101</text:p>
          </table:table-cell>
          <table:table-cell office:value-type="string" calcext:value-type="string">
            <text:p>1998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192" calcext:value-type="float">
            <text:p>87.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101</text:p>
          </table:table-cell>
          <table:table-cell office:value-type="string" calcext:value-type="string">
            <text:p>199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992" calcext:value-type="float">
            <text:p>86.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101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4088" calcext:value-type="float">
            <text:p>88.3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101</text:p>
          </table:table-cell>
          <table:table-cell office:value-type="string" calcext:value-type="string">
            <text:p>199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3552" calcext:value-type="float">
            <text:p>87.0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101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5832" calcext:value-type="float">
            <text:p>86.2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101</text:p>
          </table:table-cell>
          <table:table-cell office:value-type="string" calcext:value-type="string">
            <text:p>199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0464" calcext:value-type="float">
            <text:p>86.7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101</text:p>
          </table:table-cell>
          <table:table-cell office:value-type="string" calcext:value-type="string">
            <text:p>198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408" calcext:value-type="float">
            <text:p>85.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101</text:p>
          </table:table-cell>
          <table:table-cell office:value-type="string" calcext:value-type="string">
            <text:p>1986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101</text:p>
          </table:table-cell>
          <table:table-cell office:value-type="string" calcext:value-type="string">
            <text:p>198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35312" calcext:value-type="float">
            <text:p>85.9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101</text:p>
          </table:table-cell>
          <table:table-cell office:value-type="string" calcext:value-type="string">
            <text:p>198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4448" calcext:value-type="float">
            <text:p>87.4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101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47504" calcext:value-type="float">
            <text:p>85.9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101</text:p>
          </table:table-cell>
          <table:table-cell office:value-type="string" calcext:value-type="string">
            <text:p>198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692" calcext:value-type="float">
            <text:p>85.8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101</text:p>
          </table:table-cell>
          <table:table-cell office:value-type="string" calcext:value-type="string">
            <text:p>197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94" calcext:value-type="float">
            <text:p>82.8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101</text:p>
          </table:table-cell>
          <table:table-cell office:value-type="string" calcext:value-type="string">
            <text:p>197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9864" calcext:value-type="float">
            <text:p>85.7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101</text:p>
          </table:table-cell>
          <table:table-cell office:value-type="string" calcext:value-type="string">
            <text:p>197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644" calcext:value-type="float">
            <text:p>85.8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